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159cm" svg:stroke-color="#0b0397" draw:marker-start-width="0.438cm" draw:marker-end-width="0.438cm" draw:fill="none" draw:textarea-horizontal-align="justify" draw:textarea-vertical-align="middle" draw:auto-grow-height="false" fo:min-height="29.509cm" fo:min-width="55.539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2cm" fo:min-width="0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b0397" draw:marker-start-width="0.242cm" draw:marker-end-width="0.242cm" draw:fill-color="#ecdda4" draw:textarea-horizontal-align="justify" draw:textarea-vertical-align="top" draw:auto-grow-height="false" fo:min-height="17.861cm" fo:min-width="26.076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b0397" draw:marker-start-width="0.242cm" draw:marker-end-width="0.242cm" draw:fill-color="#e4a82f" draw:textarea-horizontal-align="justify" draw:textarea-vertical-align="top" draw:auto-grow-height="false" fo:min-height="7.255cm" fo:min-width="8.37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3.065cm" fo:min-width="5.16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3.065cm" fo:min-width="5.16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3.065cm" fo:min-width="5.16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3.065cm" fo:min-width="5.16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entury Gothic" fo:font-size="40pt" fo:font-weight="bold"/>
    </style:style>
    <style:style style:name="P2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40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2e006f" loext:opacity="100%" style:font-name="Century Gothic" fo:font-size="40pt" fo:font-weight="bold" style:font-size-asian="22pt" style:font-size-complex="22pt"/>
    </style:style>
    <style:style style:name="P4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40pt" fo:font-weight="bold" style:font-size-asian="22pt" style:font-size-complex="22pt"/>
    </style:style>
    <style:style style:name="P5" style:family="paragraph"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6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e006f" loext:opacity="100%"/>
    </style:style>
    <style:style style:name="P8" style:family="paragraph">
      <loext:graphic-properties draw:fill-color="#ab97fd"/>
      <style:paragraph-properties fo:margin-left="0cm" fo:margin-right="0cm" fo:margin-top="0cm" fo:margin-bottom="0cm" fo:line-height="100%" fo:text-align="center" fo:text-indent="0cm" style:writing-mode="lr-tb"/>
      <style:text-properties fo:color="#2e006f" loext:opacity="100%"/>
    </style:style>
    <style:style style:name="T1" style:family="text">
      <style:text-properties fo:color="#2e006f" loext:opacity="100%" style:font-name="Century Gothic" fo:font-size="40pt" fo:font-weight="bold" style:font-size-asian="24pt" style:font-weight-asian="bold" style:font-size-complex="24pt" style:font-weight-complex="bold"/>
    </style:style>
    <style:style style:name="T2" style:family="text">
      <style:text-properties fo:color="#2e006f" loext:opacity="100%" style:font-name="Century Gothic" fo:font-size="40pt" fo:font-weight="bold" style:font-size-asian="22pt" style:font-size-complex="22pt"/>
    </style:style>
    <style:style style:name="T3" style:family="text">
      <style:text-properties fo:color="#2e006f" loext:opacity="100%" style:font-name="Century Gothic" fo:font-size="30pt" fo:font-weight="bold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197cm" svg:height="29.917cm" svg:x="1.635cm" svg:y="5.0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8cm" svg:height="5.052cm" svg:x="25.745cm" svg:y="5.655cm">
          <draw:text-box>
            <text:p><text:span text:style-name="T1">Cluster</text:span></text:p>
          </draw:text-box>
        </draw:frame>
        <draw:custom-shape draw:style-name="gr3" draw:text-style-name="P4" draw:layer="layout" svg:width="26.604cm" svg:height="18.139cm" svg:x="2.473cm" svg:y="14.031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6" draw:layer="layout" svg:width="12.589cm" svg:height="10.653cm" svg:x="3.149cm" svg:y="19.477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5" draw:text-style-name="P8" draw:layer="layout" svg:width="8.042cm" svg:height="4.727cm" svg:x="5.435cm" svg:y="25.093cm">
          <text:p text:style-name="P7"><text:span text:style-name="T3">Tasks</text:span></text:p>
          <text:p text:style-name="P7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6.604cm" svg:height="18.139cm" svg:x="30.276cm" svg:y="14cm">
          <text:p text:style-name="P3"><text:span text:style-name="T2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6" draw:layer="layout" svg:width="12.589cm" svg:height="10.653cm" svg:x="16.048cm" svg:y="19.477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8" draw:layer="layout" svg:width="8.042cm" svg:height="4.727cm" svg:x="18.334cm" svg:y="25.093cm">
          <text:p text:style-name="P7"><text:span text:style-name="T3">Tasks</text:span></text:p>
          <text:p text:style-name="P7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6" draw:layer="layout" svg:width="12.589cm" svg:height="10.653cm" svg:x="30.638cm" svg:y="19.557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7" draw:text-style-name="P8" draw:layer="layout" svg:width="8.042cm" svg:height="4.727cm" svg:x="32.924cm" svg:y="25.173cm">
          <text:p text:style-name="P7"><text:span text:style-name="T3">Tasks</text:span></text:p>
          <text:p text:style-name="P7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6" draw:layer="layout" svg:width="12.589cm" svg:height="10.653cm" svg:x="43.848cm" svg:y="19.477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8" draw:text-style-name="P8" draw:layer="layout" svg:width="8.042cm" svg:height="4.727cm" svg:x="46.134cm" svg:y="25.093cm">
          <text:p text:style-name="P7"><text:span text:style-name="T3">Tasks</text:span></text:p>
          <text:p text:style-name="P7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1T16:06:17.961124694</meta:creation-date>
    <dc:date>2021-05-09T18:30:28.276359559</dc:date>
    <meta:editing-duration>PT3M1S</meta:editing-duration>
    <meta:editing-cycles>3</meta:editing-cycles>
    <meta:generator>LibreOffice/7.1.2.2$MacOSX_X86_64 LibreOffice_project/8a45595d069ef5570103caea1b71cc9d82b2aae4</meta:generator>
    <meta:document-statistic meta:object-count="16"/>
  </office:meta>
</office:document-meta>
</file>